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146in" fo:widows="1" fo:text-indent="0in" style:auto-text-indent="false"/>
      <style:text-properties fo:font-variant="normal" fo:text-transform="none" fo:color="#222222" style:font-name="arial" fo:font-size="10.3000001907349pt" fo:letter-spacing="normal" fo:font-style="normal" fo:font-weight="normal" officeooo:rsid="0019f874" officeooo:paragraph-rsid="001c65fa"/>
    </style:style>
    <style:style style:name="P2" style:family="paragraph" style:parent-style-name="Standard">
      <style:paragraph-properties fo:margin-left="0in" fo:margin-right="0in" style:line-height-at-least="0.2146in" fo:widows="1" fo:text-indent="0in" style:auto-text-indent="false"/>
      <style:text-properties officeooo:rsid="0019f874" officeooo:paragraph-rsid="002064d9"/>
    </style:style>
    <style:style style:name="P3" style:family="paragraph" style:parent-style-name="Standard">
      <style:paragraph-properties fo:margin-left="0in" fo:margin-right="0in" style:line-height-at-least="0.2146in" fo:widows="1" fo:text-indent="0in" style:auto-text-indent="false"/>
      <style:text-properties officeooo:rsid="002064d9" officeooo:paragraph-rsid="002064d9"/>
    </style:style>
    <style:style style:name="P4" style:family="paragraph" style:parent-style-name="Standard">
      <style:paragraph-properties fo:margin-left="0in" fo:margin-right="0in" style:line-height-at-least="0.2146in" fo:widows="1" fo:text-indent="0in" style:auto-text-indent="false" fo:padding="0.0291in" fo:border-left="none" fo:border-right="none" fo:border-top="none" fo:border-bottom="0.99pt solid #000000" style:join-border="false"/>
      <style:text-properties officeooo:rsid="0019f874" officeooo:paragraph-rsid="001c65fa"/>
    </style:style>
    <style:style style:name="P5" style:family="paragraph" style:parent-style-name="Text_20_body">
      <style:paragraph-properties fo:margin-left="0in" fo:margin-right="0in" fo:widows="1" fo:text-indent="0in" style:auto-text-indent="false"/>
    </style:style>
    <style:style style:name="P6" style:family="paragraph" style:parent-style-name="Text_20_body">
      <style:paragraph-properties fo:margin-left="0in" fo:margin-right="0in" style:line-height-at-least="0.2146in" fo:widows="1" fo:text-indent="0in" style:auto-text-indent="false"/>
      <style:text-properties officeooo:rsid="0019f874" officeooo:paragraph-rsid="00268bd8"/>
    </style:style>
    <style:style style:name="P7" style:family="paragraph" style:parent-style-name="Text_20_body">
      <style:paragraph-properties fo:margin-left="0in" fo:margin-right="0in" style:line-height-at-least="0.2146in" fo:widows="1" fo:text-indent="0in" style:auto-text-indent="false"/>
      <style:text-properties officeooo:rsid="0022dd9b" officeooo:paragraph-rsid="00215989"/>
    </style:style>
    <style:style style:name="P8" style:family="paragraph" style:parent-style-name="Text_20_body">
      <style:paragraph-properties fo:margin-left="0in" fo:margin-right="0in" style:line-height-at-least="0.2146in" fo:widows="1" fo:text-indent="0in" style:auto-text-indent="false"/>
      <style:text-properties officeooo:rsid="002f1d7f" officeooo:paragraph-rsid="002f1d7f"/>
    </style:style>
    <style:style style:name="T1" style:family="text">
      <style:text-properties fo:font-variant="normal" fo:text-transform="none" fo:color="#333333" style:font-name="arial" fo:font-size="10.3000001907349pt" fo:letter-spacing="normal" fo:font-style="normal" fo:font-weight="normal"/>
    </style:style>
    <style:style style:name="T2" style:family="text">
      <style:text-properties fo:font-variant="normal" fo:text-transform="none" fo:color="#333333" style:font-name="arial" fo:font-size="10.3000001907349pt" fo:letter-spacing="normal" fo:font-style="normal" fo:font-weight="normal" officeooo:rsid="0019f874"/>
    </style:style>
    <style:style style:name="T3" style:family="text">
      <style:text-properties fo:font-variant="normal" fo:text-transform="none" fo:color="#333333" style:font-name="arial" fo:font-size="10.3000001907349pt" fo:letter-spacing="normal" fo:font-style="normal" fo:font-weight="normal" fo:background-color="#ffff00" loext:char-shading-value="0"/>
    </style:style>
    <style:style style:name="T4" style:family="text">
      <style:text-properties fo:font-variant="normal" fo:text-transform="none" fo:color="#333333" style:font-name="arial" fo:font-size="10pt" fo:letter-spacing="normal" fo:font-style="normal" fo:font-weight="normal"/>
    </style:style>
    <style:style style:name="T5" style:family="text">
      <style:text-properties fo:font-variant="normal" fo:text-transform="none" fo:color="#333333" style:font-name="arial" fo:font-size="10pt" fo:letter-spacing="normal" fo:font-style="normal" fo:font-weight="normal" fo:background-color="#ffff00" loext:char-shading-value="0"/>
    </style:style>
    <style:style style:name="T6" style:family="text">
      <style:text-properties fo:font-variant="normal" fo:text-transform="none" fo:color="#333333" style:font-name="arial" fo:font-size="10pt" fo:letter-spacing="normal" fo:font-style="normal" fo:font-weight="normal" fo:background-color="#00ff00" loext:char-shading-value="0"/>
    </style:style>
    <style:style style:name="T7" style:family="text">
      <style:text-properties fo:font-variant="normal" fo:text-transform="none" fo:color="#333333" style:font-name="arial" fo:font-size="10pt" fo:letter-spacing="normal" fo:font-style="normal" fo:font-weight="normal" officeooo:rsid="002064d9"/>
    </style:style>
    <style:style style:name="T8" style:family="text">
      <style:text-properties fo:font-variant="normal" fo:text-transform="none" fo:color="#333333" style:font-name="arial" fo:font-size="10pt" fo:letter-spacing="normal" fo:font-style="normal" fo:font-weight="normal" officeooo:rsid="00215989"/>
    </style:style>
    <style:style style:name="T9" style:family="text">
      <style:text-properties fo:font-variant="normal" fo:text-transform="none" fo:color="#333333" style:font-name="arial" fo:font-size="10pt" fo:letter-spacing="normal" fo:font-style="normal" fo:font-weight="normal" officeooo:rsid="0024df3e"/>
    </style:style>
    <style:style style:name="T10" style:family="text">
      <style:text-properties fo:font-variant="normal" fo:text-transform="none" fo:color="#333333" style:font-name="arial" fo:font-size="10pt" fo:letter-spacing="normal" fo:font-style="normal" fo:font-weight="normal" officeooo:rsid="0025c36b"/>
    </style:style>
    <style:style style:name="T11" style:family="text">
      <style:text-properties fo:font-variant="normal" fo:text-transform="none" fo:color="#333333" style:font-name="arial" fo:font-size="10pt" fo:letter-spacing="normal" fo:font-style="normal" fo:font-weight="normal" officeooo:rsid="00268bd8"/>
    </style:style>
    <style:style style:name="T12" style:family="text">
      <style:text-properties fo:font-variant="normal" fo:text-transform="none" fo:color="#333333" style:font-name="arial" fo:font-size="10pt" fo:letter-spacing="normal" fo:font-style="normal" fo:font-weight="normal" officeooo:rsid="0027f859"/>
    </style:style>
    <style:style style:name="T13" style:family="text">
      <style:text-properties fo:font-variant="normal" fo:text-transform="none" fo:color="#333333" style:font-name="arial" fo:font-size="10pt" fo:letter-spacing="normal" fo:font-style="normal" fo:font-weight="normal" officeooo:rsid="00297050"/>
    </style:style>
    <style:style style:name="T14" style:family="text">
      <style:text-properties fo:font-variant="normal" fo:text-transform="none" fo:color="#333333" style:font-name="arial" fo:font-size="10pt" fo:letter-spacing="normal" fo:font-style="normal" fo:font-weight="normal" officeooo:rsid="002a41ad"/>
    </style:style>
    <style:style style:name="T15" style:family="text">
      <style:text-properties fo:font-variant="normal" fo:text-transform="none" fo:color="#333333" style:font-name="arial" fo:font-size="10pt" fo:letter-spacing="normal" fo:font-style="normal" fo:font-weight="normal" officeooo:rsid="002cde4d"/>
    </style:style>
    <style:style style:name="T16" style:family="text">
      <style:text-properties fo:font-variant="normal" fo:text-transform="none" fo:color="#333333" style:font-name="arial" fo:font-size="10pt" fo:letter-spacing="normal" fo:font-style="normal" fo:font-weight="normal" officeooo:rsid="002efa8a"/>
    </style:style>
    <style:style style:name="T17" style:family="text">
      <style:text-properties fo:color="#33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text:line-break/>Title: On Selecting Heuristic Functions For Domain-Independent Planning</text:span></text:p>
      <text:p text:style-name="P1"><text:span text:style-name="T17"/></text:p>
      <text:p text:style-name="P5"><text:span text:style-name="T4">In this work we present a greedy method based on the theory of submodular optimization for selecting a subset of heuristics functions from a large set of heuristics with the objective </text:span><text:span text:style-name="T5">to generate smaller size of the search tree and</text:span><text:span text:style-name="T3"> </text:span><text:span text:style-name="T5">reduce</text:span><text:span text:style-name="T6"> of reducing</text:span><text:span text:style-name="T4"> the running time of the search algorithms. </text:span><text:span text:style-name="T5">The traditional approach to solve a problem is to use one admissible and consistent heuristic to guide the search [your approach is also to use an admissible and consistent heuristic].</text:span><text:span text:style-name="T4"> </text:span><text:span text:style-name="T5">The drawback of using one heuristic in the search might be that it underestimates the distance to the goal for some states [all admissible heuristics underestimate the cost-to-go, by definition]. Nevertheless, with this research we want to go beyond of the traditional search,[why don't you add a reference to Holte's "Maxing over PDBs" paper to motivate the work?]</text:span><text:span text:style-name="T4"> </text:span><text:span text:style-name="T6">We introduce a greedy method for selecting</text:span><text:span text:style-name="T4"> a subset of the most promising heuristics from a large set of heuristics functions, without relying on domain knowledge, to guide the A* search algorithm. If the heuristics are consistent, our method selects a subset which guaranteed to be near-optimal with respect to the resulting A* search tree size. In addition to being consistent, if all heuristics have the same evaluation time, our subset is guaranteed to be near-optimal with respect to the resulting A* running time. </text:span><text:span text:style-name="T5">We really think that using more than one heuristic in the search would be helpful because heuristics complement each other [this is not very scientific to say... you need a reference, and the Holte's paper I mention above will do the job. If you haven't read that paper, then now is good time :)].</text:span><text:span text:style-name="T4"> It means some heuristics might work for some states and not be helpful for others. Furthermore, having more heuristics available to do the search is very useful because this greater variety might mean that we can pick the right heuristics in order to generate smaller search trees and reduce the running search time </text:span><text:span text:style-name="T6">for specific problem instances</text:span><text:span text:style-name="T4">. We implemented our method in Fast Downward and showed empirically that it produces heuristics </text:span><text:span text:style-name="T6">which outperform the state of the art heuristics in the International Planning Competition benchmarks.</text:span></text:p>
      <text:p text:style-name="P4"/>
      <text:p text:style-name="P3"><text:span text:style-name="T1"/></text:p>
      <text:p text:style-name="P2"><text:span text:style-name="T1">Title: On Selecting Heuristic Functions For Domain-Independent Planning</text:span></text:p>
      <text:p text:style-name="P2"><text:span text:style-name="T1"/></text:p>
      <text:p text:style-name="P6"><text:span text:style-name="T4">In this work we present a greedy method based on the theory of submodular optimization for selecting a subset of heuristics functions from a large set of heuristics with the objective </text:span><text:span text:style-name="T7">of reducing the running time of the search algorithms. </text:span><text:span text:style-name="T11">Holte et al. (20</text:span><text:span text:style-name="T16">06</text:span><text:span text:style-name="T11">) provides motivation for maximizing over multiple heuristics saying that using smaller pattern databases </text:span><text:span text:style-name="T13">(PDB)</text:span><text:span text:style-name="T11"> is superior to using one large </text:span><text:span text:style-name="T14">PDB</text:span><text:span text:style-name="T11"> </text:span><text:span text:style-name="T12">because usually produce smaller search trees, </text:span><text:span text:style-name="T15">the search times can be larger. </text:span><text:span text:style-name="T7">We introduce a greedy method for selecting a subset of the most promising heuristics from a large set of heuristics </text:span><text:span text:style-name="T8">functions, without relying on domain knowledge, to guide the A* search algorithm. If the heuristics are consistent, our method selects a subset which guaranteed to be near-optimal with respect to the resulting A* search tree size. In addition to being consistent, if all heuristics have the same evaluation time, our subset is guaranteed to be near-optimal with respect to the resulting A* running time. <text:s/>It means some heuristics might work for some states and not be helpful for others. Furthermore, having more heuristics available to do the search is very useful because this greater variety might mean that we can pick the right heuristics in order to generate smaller search trees and reduce the running search time </text:span><text:span text:style-name="T9">for specific problem instances. </text:span><text:span text:style-name="T10">We implemented our method in Fast Downward and showed empirically that it produces heuristics which outperform the state of the art heuristics in the international Planning Competition benchmarks.</text:span></text:p>
      <text:p text:style-name="P6"><text:span text:style-name="T10"/></text:p>
      <text:p text:style-name="P8"><text:span text:style-name="T10">Robert C Holte, Ariel Felner, Jack Newton, Ram Meshulam, and David Furcy. Maximizing over multiple pattern databases speeds up heuristic search. Artificial Intelligence, 170(16):1123–1136, 2006.</text:span></text:p>
      <text:p text:style-name="P7"><text:span text:style-name="T4"/></text:p>
      <text:p text:style-name="P2"><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22:17:28.988701416</meta:creation-date>
    <dc:date>2015-08-06T18:20:29.017008591</dc:date>
    <meta:editing-duration>PT8H19M24S</meta:editing-duration>
    <meta:editing-cycles>24</meta:editing-cycles>
    <meta:generator>LibreOffice/4.3.7.2$Linux_X86_64 LibreOffice_project/430m0$Build-2</meta:generator>
    <meta:document-statistic meta:table-count="0" meta:image-count="0" meta:object-count="0" meta:page-count="2" meta:paragraph-count="5" meta:word-count="649" meta:character-count="4091" meta:non-whitespace-character-count="3446"/>
  </office:meta>
</office:document-meta>
</file>